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n Tilt calcul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 MAX</text:p>
          </table:table-cell>
          <table:table-cell office:value-type="float" office:value="12.5" calcext:value-type="float">
            <text:p>12,5</text:p>
          </table:table-cell>
          <table:table-cell/>
          <table:table-cell office:value-type="string" calcext:value-type="string">
            <text:p>upperLimit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string" calcext:value-type="string">
            <text:p>POS MIN</text:p>
          </table:table-cell>
          <table:table-cell office:value-type="float" office:value="2.5" calcext:value-type="float">
            <text:p>2,5</text:p>
          </table:table-cell>
          <table:table-cell table:formula="of:=[.B2]-[.B3]" office:value-type="float" office:value="10" calcext:value-type="float">
            <text:p>10</text:p>
          </table:table-cell>
          <table:table-cell office:value-type="string" calcext:value-type="string">
            <text:p>lowerLimit</text:p>
          </table:table-cell>
          <table:table-cell office:value-type="float" office:value="9.5" calcext:value-type="float">
            <text:p>9,5</text:p>
          </table:table-cell>
          <table:table-cell table:formula="of:=[.E2]-[.E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S MID</text:p>
          </table:table-cell>
          <table:table-cell table:style-name="ce1" table:formula="of:=[.B2]-([.C3]/2)" office:value-type="float" office:value="7.5" calcext:value-type="float">
            <text:p>7,5</text:p>
          </table:table-cell>
          <table:table-cell/>
          <table:table-cell office:value-type="string" calcext:value-type="string">
            <text:p>midLimit</text:p>
          </table:table-cell>
          <table:table-cell table:formula="of:=[.E2]-([.F3]/2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alog value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ngle Max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Duty Cycle value</text:p>
          </table:table-cell>
          <table:table-cell table:formula="of:=([.B6]*([.B2]-[.B4]))+[.B4]" office:value-type="float" office:value="2.5" calcext:value-type="float">
            <text:p>2,5</text:p>
          </table:table-cell>
          <table:table-cell/>
          <table:table-cell office:value-type="string" calcext:value-type="string">
            <text:p>Angle Mid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onstraint</text:p>
          </table:table-cell>
          <table:table-cell table:formula="of:=[.E3]+([.F3]*(([.B7]-[.B3])/([.C3])))" office:value-type="float" office:value="9.5" calcext:value-type="float">
            <text:p>9,5</text:p>
          </table:table-cell>
          <table:table-cell/>
          <table:table-cell office:value-type="string" calcext:value-type="string">
            <text:p>Angle Mi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Relative</text:p>
          </table:table-cell>
          <table:table-cell table:style-name="ce2"/>
          <table:table-cell office:value-type="string" calcext:value-type="string">
            <text:p>Absolu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traint</text:p>
          </table:table-cell>
          <table:table-cell office:value-type="string" calcext:value-type="string">
            <text:p>Non Constra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ToDegree</text:p>
          </table:table-cell>
          <table:table-cell table:formula="of:=([.B8]-[.E3])/(([.E2]-[.E3])/([.E6]-[.E8]))" office:value-type="float" office:value="0" calcext:value-type="float">
            <text:p>0</text:p>
          </table:table-cell>
          <table:table-cell table:style-name="ce1" table:formula="of:=([.B7]-[.B3])/(([.B2]-[.B3])/([.E6]-[.E8]))" office:value-type="float" office:value="0" calcext:value-type="float">
            <text:p>0</text:p>
          </table:table-cell>
          <table:table-cell table:style-name="ce1" table:formula="of:=([.B8]-[.B3])/(([.B2]-[.B3])/([.E6]-[.E8]))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greeToDutyCycle</text:p>
          </table:table-cell>
          <table:table-cell table:formula="of:=([.F3]/([.E6]-[.E8]))*[.B12]+[.E3]" office:value-type="float" office:value="9.5" calcext:value-type="float">
            <text:p>9,5</text:p>
          </table:table-cell>
          <table:table-cell table:style-name="ce1" table:formula="of:=([.C3]/([.E6]-[.E8])*[.C12]+[.B3])" office:value-type="float" office:value="2.5" calcext:value-type="float">
            <text:p>2,5</text:p>
          </table:table-cell>
          <table:table-cell table:style-name="ce1" table:formula="of:=([.C3]/([.E6]-[.E8])*[.D12]+[.B3])" office:value-type="float" office:value="9.5" calcext:value-type="float">
            <text:p>9,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cToAnalog</text:p>
          </table:table-cell>
          <table:table-cell table:style-name="ce1" table:formula="of:=([.B14]-[.E4])/([.E2]-[.E4])" office:value-type="float" office:value="-1" calcext:value-type="float">
            <text:p>-1</text:p>
          </table:table-cell>
          <table:table-cell table:formula="of:=([.C14]-[.B4])/([.B2]-[.B4])" office:value-type="float" office:value="-1" calcext:value-type="float">
            <text:p>-1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greeToAnalog</text:p>
          </table:table-cell>
          <table:table-cell table:style-name="ce1" table:formula="of:=([.B12]-[.E7])/([.E6]-[.E7])" office:value-type="float" office:value="-1" calcext:value-type="float">
            <text:p>-1</text:p>
          </table:table-cell>
          <table:table-cell table:style-name="ce1" table:formula="of:=([.C12]-[.E7])/([.E6]-[.E7])" office:value-type="float" office:value="-1" calcext:value-type="float">
            <text:p>-1</text:p>
          </table:table-cell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5:37:16.173585224</meta:creation-date>
    <dc:date>2016-05-21T23:46:50.944108736</dc:date>
    <meta:editing-duration>PT7H54M23S</meta:editing-duration>
    <meta:editing-cycles>4</meta:editing-cycles>
    <meta:generator>LibreOffice/4.2.8.2$Linux_X86_64 LibreOffice_project/420m0$Build-2</meta:generator>
    <meta:document-statistic meta:table-count="1" meta:cell-count="45" meta:object-count="0"/>
  </office:meta>
</office:document-meta>
</file>